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E0000024F6247F264F3BC711E.png" manifest:media-type="image/png"/>
  <manifest:file-entry manifest:full-path="Pictures/10000000000002D00000021C90FA66252C62E6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9cm, 1.222cm, 1.55cm, 2.051cm)" draw:image-opacity="100%" style:mirror="none"/>
    </style:style>
    <style:style style:name="gr2" style:family="graphic" style:parent-style-name="objectwithoutfill">
      <style:graphic-properties svg:stroke-width="0.04cm" svg:stroke-color="#000000" draw:marker-start="Arrow" draw:marker-start-width="0.2cm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65cm" fo:min-width="1.2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65cm" fo:min-width="0.7cm"/>
      <style:paragraph-properties style:writing-mode="lr-tb"/>
    </style:style>
    <style:style style:name="gr5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65cm" fo:min-width="1.832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4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P5" style:family="paragraph">
      <style:paragraph-properties fo:text-align="center" style:writing-mode="lr-tb"/>
      <style:text-properties style:font-name="Arial1" fo:font-size="18pt" fo:font-style="normal" style:font-size-asian="18pt" style:font-style-asian="normal" style:font-size-complex="18pt" style:font-style-complex="normal"/>
    </style:style>
    <style:style style:name="P6" style:family="paragraph">
      <loext:graphic-properties draw:fill="none"/>
      <style:paragraph-properties fo:text-align="center" style:writing-mode="lr-tb"/>
      <style:text-properties style:font-name="Arial1" fo:font-size="18pt" fo:font-style="normal" style:font-size-asian="18pt" style:font-style-asian="normal" style:font-size-complex="18pt" style:font-style-complex="normal"/>
    </style:style>
    <style:style style:name="P7" style:family="paragraph">
      <style:paragraph-properties fo:text-align="center" style:writing-mode="lr-tb"/>
      <style:text-properties style:font-name="Arial1" fo:font-size="18pt" fo:font-style="italic" style:font-size-asian="18pt" style:font-style-asian="italic" style:font-size-complex="18pt" style:font-style-complex="italic"/>
    </style:style>
    <style:style style:name="P8" style:family="paragraph">
      <loext:graphic-properties draw:fill="none"/>
      <style:paragraph-properties fo:text-align="center" style:writing-mode="lr-tb"/>
      <style:text-properties style:font-name="Arial1" fo:font-size="18pt" fo:font-style="italic" style:font-size-asian="18pt" style:font-style-asian="italic" style:font-size-complex="18pt" style:font-style-complex="italic"/>
    </style:style>
    <style:style style:name="T1" style:family="text">
      <style:text-properties style:font-name="Arial1" fo:font-size="18pt" style:font-size-asian="18pt" style:font-size-complex="18pt"/>
    </style:style>
    <style:style style:name="T2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3" style:family="text">
      <style:text-properties style:font-name="Arial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65cm" svg:height="7.789cm" svg:x="4.939cm" svg:y="-8.411cm">
          <draw:image xlink:href="Pictures/10000000000002D00000021C90FA66252C62E6F8.png" xlink:type="simple" xlink:show="embed" xlink:actuate="onLoad" loext:mime-type="image/png">
            <text:p/>
          </draw:image>
        </draw:frame>
        <draw:g>
          <draw:line draw:style-name="gr2" draw:text-style-name="P2" draw:layer="layout" svg:x1="6.4cm" svg:y1="6.536cm" svg:x2="6.4cm" svg:y2="15.4cm">
            <text:p/>
          </draw:line>
          <draw:line draw:style-name="gr2" draw:text-style-name="P2" draw:layer="layout" svg:x1="18.246cm" svg:y1="15.409cm" svg:x2="6.38cm" svg:y2="15.401cm">
            <text:p/>
          </draw:line>
          <draw:custom-shape draw:style-name="gr3" draw:text-style-name="P4" draw:layer="layout" svg:width="1.7cm" svg:height="0.9cm" draw:transform="rotate (1.5707963267949) translate (5.317cm 9cm)">
            <text:p text:style-name="P3"><text:span text:style-name="T1">tim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2cm" svg:height="0.9cm" svg:x="16.4cm" svg:y="15.55cm">
            <text:p text:style-name="P3"><text:span text:style-name="T1">n</text:span></text:p>
            <draw:enhanced-geometry svg:viewBox="0 0 21600 21600" draw:type="rectangle" draw:enhanced-path="M 0 0 L 21600 0 21600 21600 0 21600 0 0 Z N"/>
          </draw:custom-shape>
          <draw:path draw:style-name="gr5" draw:text-style-name="P2" draw:layer="layout" svg:width="12.101cm" svg:height="3.963cm" draw:transform="skewX (-0.0561996019142175) rotate (0.666715774261834) translate (6.39999998078839cm 13.3218825693171cm)" svg:viewBox="0 0 12102 3964" svg:d="M0 0c1584 0-390 2028 662 1720 1052-309 4078-2645 3441-950-636 1693-2882 3105-13 2989 2870-115 8012 205 8012 205">
            <text:p/>
          </draw:path>
          <draw:path draw:style-name="gr5" draw:text-style-name="P2" draw:layer="layout" svg:width="13.892cm" svg:height="0.502cm" draw:transform="skewX (0.0904080552533062) rotate (0.539830337641846) translate (6.39620457123387cm 13.8921314031631cm)" svg:viewBox="0 0 13893 503" svg:d="M0 8c7266 1119 13893-8 13893-8">
            <text:p/>
          </draw:path>
          <draw:custom-shape draw:style-name="gr6" draw:text-style-name="P6" draw:layer="layout" svg:width="2.332cm" svg:height="0.9cm" svg:x="14.743cm" svg:y="6.9cm">
            <text:p text:style-name="P5"><text:span text:style-name="T2">M|g(n)|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7cm" svg:height="0.9cm" svg:x="16.7cm" svg:y="9.9cm">
            <text:p text:style-name="P5"><text:span text:style-name="T2">f(n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7cm" svg:height="0.9cm" svg:x="9.453cm" svg:y="15.55cm">
            <text:p text:style-name="P3"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2" draw:layer="layout" svg:x1="10.323cm" svg:y1="12.057cm" svg:x2="10.323cm" svg:y2="15.4cm">
            <text:p/>
          </draw:line>
        </draw:g>
      </draw:page>
      <draw:page draw:name="page2" draw:style-name="dp1" draw:master-page-name="Default">
        <draw:frame draw:style-name="gr8" draw:text-style-name="P1" draw:layer="layout" svg:width="14.226cm" svg:height="9.938cm" svg:x="3.7cm" svg:y="-3.65cm">
          <draw:image xlink:href="Pictures/100000000000034E0000024F6247F264F3BC711E.png" xlink:type="simple" xlink:show="embed" xlink:actuate="onLoad" loext:mime-type="image/png">
            <text:p/>
          </draw:image>
        </draw:frame>
        <draw:line draw:style-name="gr2" draw:text-style-name="P2" draw:layer="layout" svg:x1="6.401cm" svg:y1="6.536cm" svg:x2="6.401cm" svg:y2="15.4cm">
          <text:p/>
        </draw:line>
        <draw:line draw:style-name="gr2" draw:text-style-name="P2" draw:layer="layout" svg:x1="18.247cm" svg:y1="15.409cm" svg:x2="6.401cm" svg:y2="15.4cm">
          <text:p/>
        </draw:line>
        <draw:custom-shape draw:style-name="gr3" draw:text-style-name="P4" draw:layer="layout" svg:width="1.7cm" svg:height="0.9cm" draw:transform="rotate (1.5707963267949) translate (5.318cm 11.818cm)">
          <text:p text:style-name="P3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cm" svg:height="0.9cm" svg:x="16.401cm" svg:y="15.55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cm" svg:height="0.9cm" svg:x="19.946cm" svg:y="3.515cm">
          <text:p text:style-name="P7"><text:span text:style-name="T3">f(n)</text:span></text:p>
          <draw:enhanced-geometry svg:viewBox="0 0 21600 21600" draw:type="rectangle" draw:enhanced-path="M 0 0 L 21600 0 21600 21600 0 21600 0 0 Z N"/>
        </draw:custom-shape>
        <draw:path draw:style-name="gr9" draw:text-style-name="P2" draw:layer="layout" svg:width="9.945cm" svg:height="2.544cm" draw:transform="skewX (7.35857777077145E-017) rotate (0.764803278223915) translate (4.63873014886299cm 13.5636055913997cm)" svg:viewBox="0 0 9946 2545" svg:d="M0 2545c6650 0 9946-2545 9946-2545">
          <text:p/>
        </draw:path>
        <draw:line draw:style-name="gr9" draw:text-style-name="P2" draw:layer="layout" svg:x1="6.401cm" svg:y1="15.4cm" svg:x2="19.097cm" svg:y2="9.73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3T20:12:24.862000000</dc:date>
    <meta:editing-duration>P2DT38M13S</meta:editing-duration>
    <meta:editing-cycles>75</meta:editing-cycles>
    <meta:generator>LibreOffice/6.4.5.2$Windows_X86_64 LibreOffice_project/a726b36747cf2001e06b58ad5db1aa3a9a1872d6</meta:generator>
    <meta:document-statistic meta:object-count="20"/>
  </office:meta>
</office:document-meta>
</file>